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fo:font-size="14pt" style:font-size-asian="14pt" style:font-size-complex="14pt"/>
    </style:style>
    <style:style style:name="P2" style:parent-style-name="Standard" style:family="paragraph">
      <style:text-properties style:font-name="Times New Roman" fo:font-size="14pt" style:font-size-asian="14pt" style:font-size-complex="14pt"/>
    </style:style>
    <style:style style:name="T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" style:parent-style-name="Standard" style:family="paragraph">
      <style:text-properties style:font-name="Times New Roman" fo:font-size="14pt" style:font-size-asian="14pt" style:font-size-complex="14pt"/>
    </style:style>
    <style:style style:name="P7" style:parent-style-name="Standard" style:family="paragraph">
      <style:text-properties style:font-name="Times New Roman" fo:font-size="14pt" style:font-size-asian="14pt" style:font-size-complex="14pt"/>
    </style:style>
    <style:style style:name="P8" style:parent-style-name="Standard" style:family="paragraph">
      <style:text-properties style:font-name="Times New Roman" fo:font-size="14pt" style:font-size-asian="14pt" style:font-size-complex="14pt"/>
    </style:style>
    <style:style style:name="P9" style:parent-style-name="Standard" style:family="paragraph">
      <style:text-properties style:font-name="Times New Roman" fo:font-size="14pt" style:font-size-asian="14pt" style:font-size-complex="14pt"/>
    </style:style>
    <style:style style:name="P10" style:parent-style-name="Standard" style:family="paragraph">
      <style:text-properties style:font-name="Times New Roman" fo:font-size="14pt" style:font-size-asian="14pt" style:font-size-complex="14pt"/>
    </style:style>
    <style:style style:name="P11" style:parent-style-name="Standard" style:family="paragraph">
      <style:text-properties style:font-name="Times New Roman" fo:font-size="14pt" style:font-size-asian="14pt" style:font-size-complex="14pt"/>
    </style:style>
    <style:style style:name="P12" style:parent-style-name="Standard" style:family="paragraph">
      <style:text-properties style:font-name="Times New Roman" fo:font-size="14pt" style:font-size-asian="14pt" style:font-size-complex="14pt"/>
    </style:style>
    <style:style style:name="T1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0" style:parent-style-name="Standard" style:family="paragraph">
      <style:text-properties style:font-name="Times New Roman" fo:font-size="14pt" style:font-size-asian="14pt" style:font-size-complex="14pt"/>
    </style:style>
    <style:style style:name="P21" style:parent-style-name="Standard" style:family="paragraph">
      <style:text-properties style:font-name="Times New Roman" fo:font-size="14pt" style:font-size-asian="14pt" style:font-size-complex="14pt"/>
    </style:style>
    <style:style style:name="P22" style:parent-style-name="Standard" style:family="paragraph">
      <style:text-properties style:font-name="Times New Roman" fo:font-size="14pt" style:font-size-asian="14pt" style:font-size-complex="14pt"/>
    </style:style>
    <style:style style:name="P23" style:parent-style-name="Standard" style:family="paragraph">
      <style:text-properties style:font-name="Times New Roman" fo:font-size="14pt" style:font-size-asian="14pt" style:font-size-complex="14pt"/>
    </style:style>
    <style:style style:name="P24" style:parent-style-name="Standard" style:family="paragraph">
      <style:text-properties style:font-name="Times New Roman" fo:font-size="14pt" style:font-size-asian="14pt" style:font-size-complex="14pt"/>
    </style:style>
    <style:style style:name="P25" style:parent-style-name="Standard" style:family="paragraph">
      <style:text-properties style:font-name="Times New Roman" fo:font-size="14pt" style:font-size-asian="14pt" style:font-size-complex="14pt"/>
    </style:style>
    <style:style style:name="P26" style:parent-style-name="Standard" style:family="paragraph">
      <style:text-properties style:font-name="Times New Roman" fo:font-size="14pt" style:font-size-asian="14pt" style:font-size-complex="14pt"/>
    </style:style>
  </office:automatic-styles>
  <office:body>
    <office:text text:use-soft-page-breaks="true">
      <text:p text:style-name="P1">Название проекта: simple_translator</text:p>
      <text:p text:style-name="P2"/>
      <text:p text:style-name="Standard"><text:span text:style-name="T3">Идея: Телеграм-бот для перевода<text:s/></text:span><text:span text:style-name="T4">с русского на английский при вводе на русском и с других языков на русский</text:span><text:span text:style-name="T5">.</text:span></text:p>
      <text:p text:style-name="P6">Функциональные требования:</text:p>
      <text:p text:style-name="P7"><text:s text:c="4"/>- Бот должен реагировать на команду /start и приветствовать пользователя, предлагая отправить текст для перевода.</text:p>
      <text:p text:style-name="P8">- При отправке текста бот должен переводить его и отправлять пользователю результат.</text:p>
      <text:p text:style-name="P9">- Бот должен использовать Google Translate API для перевода текста.</text:p>
      <text:p text:style-name="P10"/>
      <text:p text:style-name="P11"><text:s/><text:bookmark-start text:name="_Hlk164978888"/>Структура бота:<text:bookmark-end text:name="_Hlk164978888"/></text:p>
      <text:p text:style-name="P12"><text:s text:c="4"/>- Команда /start: запускает приветственное сообщение бота.</text:p>
      <text:p text:style-name="Standard"><text:span text:style-name="T13"><text:s text:c="4"/>-<text:s/></text:span><text:span text:style-name="T14">Команда</text:span><text:span text:style-name="T15"><text:s/>/</text:span><text:span text:style-name="T16">help</text:span><text:span text:style-name="T17">:</text:span><text:span text:style-name="T18"><text:s/>выдаёт небольшую инструкцию по пользованию ботом</text:span><text:span text:style-name="T19">.</text:span></text:p>
      <text:p text:style-name="P20"><text:s text:c="4"/>- Механизм перевода: при получении текста бот должен использовать Google Translate API для перевода и отправки результата обратно пользователю.</text:p>
      <text:p text:style-name="P21"><text:s text:c="4"/></text:p>
      <text:p text:style-name="P22">Интерфейс бота:</text:p>
      <text:p text:style-name="P23"><text:s text:c="4"/>- Бот должен иметь приветственное сообщение при запуске (/start).</text:p>
      <text:p text:style-name="P24"><text:s text:c="4"/>- После отправки текста, бот должен отправить переведенный текст обратно пользователю.</text:p>
      <text:p text:style-name="P25"><text:s text:c="4"/>- При команде бот должен выдавать небольшую инструкцию по пользованию ботом.<text:s/></text:p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Константин Грищенко</meta:initial-creator>
    <dc:creator>Константин Грищенко</dc:creator>
    <meta:creation-date>2024-04-25T16:45:00Z</meta:creation-date>
    <dc:date>2024-04-25T16:45:00Z</dc:date>
    <meta:template xlink:href="Normal" xlink:type="simple"/>
    <meta:editing-cycles>2</meta:editing-cycles>
    <meta:editing-duration>PT480S</meta:editing-duration>
    <meta:document-statistic meta:page-count="1" meta:paragraph-count="2" meta:word-count="150" meta:character-count="1006" meta:row-count="7" meta:non-whitespace-character-count="858"/>
  </office:meta>
</office:document-meta>
</file>